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982b7" officeooo:paragraph-rsid="001982b7"/>
    </style:style>
    <style:style style:name="P2" style:family="paragraph" style:parent-style-name="Preformatted_20_Text">
      <style:text-properties officeooo:rsid="001e2a08" officeooo:paragraph-rsid="001e2a08"/>
    </style:style>
    <style:style style:name="P3" style:family="paragraph" style:parent-style-name="Standard">
      <style:text-properties officeooo:rsid="001982b7" officeooo:paragraph-rsid="001982b7"/>
    </style:style>
    <style:style style:name="P4" style:family="paragraph" style:parent-style-name="Standard">
      <style:text-properties officeooo:rsid="00199a4a" officeooo:paragraph-rsid="00199a4a"/>
    </style:style>
    <style:style style:name="P5" style:family="paragraph" style:parent-style-name="Standard">
      <style:text-properties officeooo:rsid="0019c9d9" officeooo:paragraph-rsid="0019c9d9"/>
    </style:style>
    <style:style style:name="P6" style:family="paragraph" style:parent-style-name="Standard">
      <style:text-properties officeooo:rsid="001a1d3e" officeooo:paragraph-rsid="001a1d3e"/>
    </style:style>
    <style:style style:name="P7" style:family="paragraph" style:parent-style-name="Standard">
      <style:text-properties officeooo:rsid="001b3c3f" officeooo:paragraph-rsid="001b3c3f"/>
    </style:style>
    <style:style style:name="P8" style:family="paragraph" style:parent-style-name="Standard">
      <style:text-properties officeooo:paragraph-rsid="001b3c3f"/>
    </style:style>
    <style:style style:name="P9" style:family="paragraph" style:parent-style-name="Standard">
      <style:text-properties officeooo:rsid="001b4f56" officeooo:paragraph-rsid="001b4f56"/>
    </style:style>
    <style:style style:name="P10" style:family="paragraph" style:parent-style-name="Standard">
      <style:text-properties officeooo:rsid="001c43cf" officeooo:paragraph-rsid="001c43cf"/>
    </style:style>
    <style:style style:name="P11" style:family="paragraph" style:parent-style-name="Standard">
      <style:text-properties officeooo:paragraph-rsid="001c43cf"/>
    </style:style>
    <style:style style:name="P12" style:family="paragraph" style:parent-style-name="Standard">
      <style:text-properties officeooo:rsid="001e2a08" officeooo:paragraph-rsid="001e2a08"/>
    </style:style>
    <style:style style:name="P13" style:family="paragraph" style:parent-style-name="Standard">
      <style:text-properties officeooo:paragraph-rsid="001e2a08"/>
    </style:style>
    <style:style style:name="T1" style:family="text">
      <style:text-properties officeooo:rsid="001b3c3f"/>
    </style:style>
    <style:style style:name="T2" style:family="text">
      <style:text-properties officeooo:rsid="001c43cf"/>
    </style:style>
    <style:style style:name="T3" style:family="text">
      <style:text-properties officeooo:rsid="001e2a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ntwicklerdokumentation</text:p>
      <text:h text:style-name="Heading_20_1" text:outline-level="1">Datenbank</text:h>
      <text:p text:style-name="P1">TaMM soll ein möglichst schlankes System bleiben. Zudem soll ein update auf neuere Versionen möglichst automatisch durchlaufen. Das heißt, dass das System fehlende Datenbanktabellen oder Tabellenspalten automatisch anlegen soll. Aus diesen Gründen wurde auf den Einsatz eines Frameworks wie z.B. Hibernate verzichtet und eine eigene Datenbankschnittstelle aufgebaut.</text:p>
      <text:h text:style-name="Heading_20_2" text:outline-level="2">Erzeugen einer weiteren Datenbanktabelle</text:h>
      <text:p text:style-name="P3">Der Zugriff auf eine Datenbanktabelle erfolgt über ein Datenobjekt welches die Spaltendaten zu einer Zeile für den Lese- oder Schreibzugriff enthält sowie über eine von DBTable abgeleitete Zugriffsklasse, welche die eigentlichen Datenbankoperationen auslöst.</text:p>
      <text:p text:style-name="P3">DBTable sollte eine abstrakte Klasse sein. Um die Verwendung von unit tests zu vereinfachen, ist es aber eine normale Java Klasse. Sie sollte aber nicht direkt instanziiert werden. Für die Datenobjekte würde man in modernen Java eher Record Klassen verwenden. Da diese aber auch für die JSON Datenübertragung verwendet werden und mir nicht klar, wie die Records mit GSON zusammenarbeiten, werden hier auch normale Java Klassen verwendet.</text:p>
      <text:p text:style-name="P3"/>
      <text:h text:style-name="Heading_20_3" text:outline-level="3">Datenbankstruktur</text:h>
      <text:p text:style-name="P4">Das Anlegen und Aktualisieren der Tabellen erfolgt weitgehend automatisch über die DBTable Basisklasse. Die abgeleitete Klasse muss hierzu nur einen Text mit einem Markup der Datenbankstruktur in den super Konstruktur übergeben.</text:p>
      <text:p text:style-name="P4"/>
      <text:p text:style-name="Preformatted_20_Text"><text:s text:c="2"/>protected static final String TABLE_CONFIG = </text:p>
      <text:p text:style-name="Preformatted_20_Text"><text:s text:c="4"/>"""</text:p>
      <text:p text:style-name="Preformatted_20_Text"><text:s text:c="4"/>id I G</text:p>
      <text:p text:style-name="Preformatted_20_Text"><text:s text:c="4"/>name V 100</text:p>
      <text:p text:style-name="Preformatted_20_Text"><text:s text:c="4"/>pwd V 100</text:p>
      <text:p text:style-name="Preformatted_20_Text"><text:s text:c="4"/>mail V 100</text:p>
      <text:p text:style-name="Preformatted_20_Text"><text:s text:c="4"/>flags I</text:p>
      <text:p text:style-name="Preformatted_20_Text"><text:s text:c="4"/>supervisor I</text:p>
      <text:p text:style-name="Preformatted_20_Text"><text:s text:c="4"/>administrator I</text:p>
      <text:p text:style-name="Preformatted_20_Text"><text:s text:c="4"/>lastlogin V 20</text:p>
      <text:p text:style-name="Preformatted_20_Text"><text:s text:c="4"/>""";</text:p>
      <text:p text:style-name="Preformatted_20_Text"/>
      <text:p text:style-name="Preformatted_20_Text"><text:s text:c="2"/>public UserTable(DBConnect conn, String tableName) {</text:p>
      <text:p text:style-name="Preformatted_20_Text"><text:s text:c="4"/>super(conn, tableName, TABLE_CONFIG);</text:p>
      <text:p text:style-name="Preformatted_20_Text"><text:s text:c="4"/>...</text:p>
      <text:p text:style-name="Standard"/>
      <text:p text:style-name="P5">Unterstützt werden die Spaltentypen Integer, Long, Boolean und Varchar. Bei den Long Spalten ist zu bedenken, dass JavaScript keinen Long Datentyp kennt. Die GSON Schnittstelle ist so konfiguriert, dass Long Werte als String übergeben werden. Aus diesem Grund eigenen sie sich nicht so sehr für berechnete Werte. Im Augenblick werden sie nur als Identifier verwendet, die zufällig generiert werden und somit ein 32 Bit Integer Wert nicht ausreichend ist.</text:p>
      <text:p text:style-name="P5"/>
      <text:p text:style-name="P6"><text:bookmark-start text:name="__DdeLink__30_3599433292"/>B Boolean</text:p>
      <text:p text:style-name="P6">I Integer</text:p>
      <text:p text:style-name="P6">L Long</text:p>
      <text:p text:style-name="P6">V Varchar<text:bookmark-end text:name="__DdeLink__30_3599433292"/></text:p>
      <text:p text:style-name="P6"><text:soft-page-break/>Jede Zeile aus der Strukturdefinition besteht aus dem Namen der Tabellenspalte, dem Datentyp und bei Varchar Spalten zusätzlich der Länge. Integer Spalten können optional ein G für „generierte Spalte“ enthalten. Dann wird dieser Wert von der Datenbank automatisch vergeben und nicht vom Programm geschrieben oder verändert.</text:p>
      <text:p text:style-name="P6"/>
      <text:p text:style-name="P7">Der eigentliche Datenbankzugriff erfolgt low level über die JDBC Schnittstelle. Die üblichen Funktionen wie „Lesen eines Eintrags“ oder „Schreiben eines Eintrags“ müssen in der Tabellenklasse implementiert werden. Da es hier sehr unterschiedliche Anforderungen an die Struktur der Funktionen gibt, wird hier kein einheitliches Interface verwendet. Jede Klasse kann beliebige Zugriffsfunktionen definieren.</text:p>
      <text:p text:style-name="P7"/>
      <text:p text:style-name="P8"><text:span text:style-name="T1">Als Beispiel für eine Lesefunktion wird im Folgenden <text:s/>readUser erläutert. Das Lesen erfolgt entweder über die User-Id oder über den Usernamen oder die Mailadresse.</text:span></text:p>
      <text:p text:style-name="P8"/>
      <text:p text:style-name="Preformatted_20_Text"><text:s text:c="2"/>public UserData readUser(int byId, String byNameOrMail) throws TammError {</text:p>
      <text:p text:style-name="Preformatted_20_Text"/>
      <text:p text:style-name="P7">Zu der User Tabelle gibt es ein UserData Objekt, dieses wird von readUser erzeugt und mit den gelesenen Daten gefüllt.</text:p>
      <text:p text:style-name="P7"/>
      <text:p text:style-name="Preformatted_20_Text"><text:s text:c="4"/>UserData result = null;</text:p>
      <text:p text:style-name="Preformatted_20_Text"/>
      <text:p text:style-name="P9">Als nächstes wird das SELECT Statement zum Lesen des Eintrags vorbereitet. Die Basisklasse stellt hierfür in der Variablen selectNames eine vorformatierte Liste mit den Spaltennamen zur Verfügung und in tableName den Namen der Datenbanktabelle. Je nachdem, welche Parameter im Aufruf gefüllt werden, wird dann noch eine WHERE Klausel mit der Einschränkung über die Id oder den Namen/ Mailadresse angefügt.</text:p>
      <text:p text:style-name="P9"/>
      <text:p text:style-name="Preformatted_20_Text"><text:s text:c="4"/>var cmd = "SELECT " + this.selectNames + " FROM " + tableName + " WHERE ";</text:p>
      <text:p text:style-name="Preformatted_20_Text"><text:s text:c="4"/>if (byNameOrMail != null) {</text:p>
      <text:p text:style-name="Preformatted_20_Text"><text:s text:c="6"/>cmd += " name = ? or mail = ?";</text:p>
      <text:p text:style-name="Preformatted_20_Text"><text:s text:c="4"/>} else {</text:p>
      <text:p text:style-name="Preformatted_20_Text"><text:s text:c="6"/>cmd += " id = ?";</text:p>
      <text:p text:style-name="Preformatted_20_Text"><text:s text:c="4"/>}</text:p>
      <text:p text:style-name="Preformatted_20_Text"><text:s text:c="4"/>logger.debug("SQL: " + cmd);</text:p>
      <text:p text:style-name="Preformatted_20_Text"><text:s text:c="4"/></text:p>
      <text:p text:style-name="Preformatted_20_Text"><text:s text:c="4"/>try {</text:p>
      <text:p text:style-name="Preformatted_20_Text"/>
      <text:p text:style-name="P10">Für den eigentlichen Lesevorgang wird ein prepared statement erzeugt und die Parameter mit der Id oder dem Namen/ Mailadresse gefüllt.</text:p>
      <text:p text:style-name="P10"/>
      <text:p text:style-name="Preformatted_20_Text"><text:s text:c="6"/>try (var stmt = conn.getConnection().prepareStatement(cmd)) {</text:p>
      <text:p text:style-name="Preformatted_20_Text"><text:s text:c="8"/>if (byNameOrMail == null) {</text:p>
      <text:p text:style-name="Preformatted_20_Text"><text:s text:c="10"/>stmt.setInt(1, byId);</text:p>
      <text:p text:style-name="Preformatted_20_Text"><text:s text:c="8"/>} else {</text:p>
      <text:p text:style-name="Preformatted_20_Text"><text:s text:c="10"/>stmt.setString(1, byNameOrMail);</text:p>
      <text:p text:style-name="Preformatted_20_Text"><text:s text:c="10"/>stmt.setString(2, byNameOrMail);</text:p>
      <text:p text:style-name="Preformatted_20_Text"><text:s text:c="8"/>}</text:p>
      <text:p text:style-name="Preformatted_20_Text"><text:s text:c="8"/></text:p>
      <text:p text:style-name="P11"><text:span text:style-name="T2">Das Statement wird dann ausgeführt und geprüft, ob es Treffer gibt. Wenn kein Eintrag gefunden wurde, wird eine Exception geworfen.</text:span></text:p>
      <text:p text:style-name="P11"/>
      <text:p text:style-name="Preformatted_20_Text"><text:s text:c="8"/>var userRows = stmt.executeQuery();</text:p>
      <text:p text:style-name="Preformatted_20_Text"><text:s text:c="8"/>if (!userRows.next()) {</text:p>
      <text:p text:style-name="Preformatted_20_Text"><text:s text:c="10"/>logger.info("User not found: " + byId + ", " + byNameOrMail);</text:p>
      <text:p text:style-name="Preformatted_20_Text"><text:s text:c="10"/>throw new TammError("User not found.");</text:p>
      <text:p text:style-name="Preformatted_20_Text"><text:s text:c="8"/>}</text:p>
      <text:p text:style-name="Preformatted_20_Text"><text:s text:c="8"/></text:p>
      <text:p text:style-name="P10"><text:soft-page-break/>Das Füllen des UserData Objekts aus den Spaltendaten erfolgt über eine ausgelagerte Funktion, da diese auch an anderen Stellen verwendet wird (z.B. zum Lesen einer Anwenderliste).</text:p>
      <text:p text:style-name="P10"/>
      <text:p text:style-name="Preformatted_20_Text"><text:s text:c="8"/>result = getData(userRows);</text:p>
      <text:p text:style-name="Preformatted_20_Text"><text:s text:c="6"/>}</text:p>
      <text:p text:style-name="Preformatted_20_Text"/>
      <text:p text:style-name="P2">Fehler auf der SQL Ebene werden prinzipiell gefangen und in die Log-Datei geschrieben. Es wird ein generischer TammError weiter nach unten geworfen, da es nicht erwünscht ist, interne Informationen in die Web Schnittstelle zu leiten.</text:p>
      <text:p text:style-name="P2"/>
      <text:p text:style-name="Preformatted_20_Text"><text:s text:c="4"/>} catch (SQLException ex) {</text:p>
      <text:p text:style-name="Preformatted_20_Text"><text:s text:c="6"/>logger.warn("Error writing user data.", ex);</text:p>
      <text:p text:style-name="Preformatted_20_Text"><text:s text:c="6"/>throw new TammError("Error writing user data.");</text:p>
      <text:p text:style-name="Preformatted_20_Text"><text:s text:c="4"/>}</text:p>
      <text:p text:style-name="Preformatted_20_Text"><text:s text:c="4"/>return result;</text:p>
      <text:p text:style-name="Preformatted_20_Text"><text:s text:c="2"/>}</text:p>
      <text:p text:style-name="Preformatted_20_Text"/>
      <text:p text:style-name="P13"><text:span text:style-name="T3">Die Funktion getData erzeugt das UserData Objekt und liest alle Spalten der Trefferzeile aus und überträgt diese Werte in die UserData member Variablen. Das passiert manuell um den Overhead eines reflection Zugriffs zu vermeiden. Dafür hat man einmalig bei der Erstellung der Tabelle erhöhten – aber überschaubaren – Aufwand.</text:span></text:p>
      <text:p text:style-name="P12"/>
      <text:p text:style-name="Preformatted_20_Text"><text:s text:c="2"/>private UserData getData(ResultSet userRows) throws SQLException {</text:p>
      <text:p text:style-name="Preformatted_20_Text"><text:s text:c="4"/>UserData result = new UserData();</text:p>
      <text:p text:style-name="Preformatted_20_Text"><text:s text:c="4"/></text:p>
      <text:p text:style-name="Preformatted_20_Text"><text:s text:c="4"/>result.id = userRows.getInt(1);</text:p>
      <text:p text:style-name="Preformatted_20_Text"><text:s text:c="4"/>result.name = userRows.getString(2);</text:p>
      <text:p text:style-name="Preformatted_20_Text"><text:s text:c="4"/>result.pwd = userRows.getString(3);</text:p>
      <text:p text:style-name="Preformatted_20_Text"><text:s text:c="4"/>result.mail = userRows.getString(4);</text:p>
      <text:p text:style-name="Preformatted_20_Text"><text:s text:c="4"/>result.setFlags(userRows.getInt(5));</text:p>
      <text:p text:style-name="Preformatted_20_Text"><text:s text:c="4"/>result.supervisorId = userRows.getInt(6);</text:p>
      <text:p text:style-name="Preformatted_20_Text"><text:s text:c="4"/>result.administratorId = userRows.getInt(7);</text:p>
      <text:p text:style-name="Preformatted_20_Text"><text:s text:c="4"/>result.lastLogin = userRows.getString(8);</text:p>
      <text:p text:style-name="Preformatted_20_Text"><text:s text:c="4"/></text:p>
      <text:p text:style-name="Preformatted_20_Text"><text:s text:c="4"/>return result;</text:p>
      <text:p text:style-name="Preformatted_20_Text"><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5T15:49:07.447723059</meta:creation-date>
    <dc:date>2023-12-25T16:55:49.557463225</dc:date>
    <meta:editing-duration>PT36M19S</meta:editing-duration>
    <meta:editing-cycles>6</meta:editing-cycles>
    <meta:generator>LibreOffice/6.4.7.2$Linux_X86_64 LibreOffice_project/40$Build-2</meta:generator>
    <meta:document-statistic meta:table-count="0" meta:image-count="0" meta:object-count="0" meta:page-count="3" meta:paragraph-count="84" meta:word-count="816" meta:character-count="6024" meta:non-whitespace-character-count="4973"/>
  </office:meta>
</office:document-meta>
</file>